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e1be" officeooo:paragraph-rsid="001ae1be"/>
    </style:style>
    <style:style style:name="P2" style:family="paragraph" style:parent-style-name="Standard">
      <style:text-properties officeooo:rsid="001b8b30" officeooo:paragraph-rsid="001b8b30"/>
    </style:style>
    <style:style style:name="P3" style:family="paragraph" style:parent-style-name="Standard">
      <style:text-properties officeooo:rsid="001b8b30" officeooo:paragraph-rsid="001cafab"/>
    </style:style>
    <style:style style:name="P4" style:family="paragraph" style:parent-style-name="Standard">
      <style:text-properties officeooo:rsid="001ae1be" officeooo:paragraph-rsid="001ae1be"/>
    </style:style>
    <style:style style:name="P5" style:family="paragraph" style:parent-style-name="Standard">
      <style:text-properties officeooo:rsid="001fbba9" officeooo:paragraph-rsid="001fbba9"/>
    </style:style>
    <style:style style:name="T1" style:family="text">
      <style:text-properties officeooo:rsid="001b8b30"/>
    </style:style>
    <style:style style:name="T2" style:family="text">
      <style:text-properties officeooo:rsid="001cafab"/>
    </style:style>
    <style:style style:name="T3" style:family="text">
      <style:text-properties officeooo:rsid="001e71aa"/>
    </style:style>
    <style:style style:name="T4" style:family="text">
      <style:text-properties officeooo:rsid="001fbba9"/>
    </style:style>
    <style:style style:name="T5" style:family="text">
      <style:text-properties officeooo:rsid="0021465f"/>
    </style:style>
    <style:style style:name="T6" style:family="text">
      <style:text-properties officeooo:rsid="0021e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ar Graduate Committee</text:p>
      <text:p text:style-name="P1"/>
      <text:p text:style-name="P1"/>
      <text:p text:style-name="P1">I am writing to apply to <text:span text:style-name="T4">express my interest in</text:span> Concordia's Studio Arts (Painting and Drawing) <text:span text:style-name="T4">Master of Fine Arts</text:span>. <text:s text:c="2"/>Qualit<text:span text:style-name="T4">y</text:span> of guest <text:span text:style-name="T4">lecturers</text:span>, diverse faculty and studio size attract me to the program. <text:s/>I am looking for a Master's to challenge my critical and technical ability as a contemporary artist specializing in painting, <text:span text:style-name="T4">and</text:span> <text:span text:style-name="T4">provide teaching opportunities. </text:span></text:p>
      <text:p text:style-name="P1"/>
      <text:p text:style-name="P1">I became serious about pursuing art while in my undergrad at Brandon University, taking Studio courses. <text:s/>A demanding environment <text:span text:style-name="T4">emphasizing discussion about technical execution and concept</text:span> was challenging and stimulating. <text:s/>I explored ideas like syneathesia experiences, ( ) conversations about art history and theory ( ) and notions of ugly and beauty ( ). <text:s text:c="2"/><text:span text:style-name="T4">In </text:span>third year, I became comfortable in technique and developed a looser paint handling, interested in <text:span text:style-name="T4">capturing</text:span> light on textured surfaces. <text:s/>One problematic element in my work was representing and borrowing visual material from other cultures. <text:s/>I was perplexed how to talk about multiculturalism of Canada and social issues. <text:s/></text:p>
      <text:p text:style-name="P1"><text:tab/>In 2014 I <text:span text:style-name="T4">participated</text:span> in ArtJerusalem, a six week study abroad program <text:span text:style-name="T4">at </text:span>Bezalel Academy of Art and Design, <text:span text:style-name="T4">Jerusalem, Israel</text:span>. <text:s/>After reacting to <text:span text:style-name="T4">the political-religious</text:span> issues, () I became a tourist and just painted <text:span text:style-name="T4">my </text:span>observations. ( ) Bezalel<text:span text:style-name="T4">'s rigorous</text:span> formal studios sharpened my drawing and painting ability from life () and photography. () , <text:span text:style-name="T4">and the conceptual class “Tourist Trap” began my thinking about authenticity, geography and tourism.</text:span></text:p>
      <text:p text:style-name="P1"><text:tab/>Returning to Canada, I was exposed to Decol<text:span text:style-name="T4">o</text:span>nialism theory and reacted to this in a performance <text:span text:style-name="T5">painted</text:span> piece () but then decided it was better to focus on my own social issues <text:span text:style-name="T1">affecting the prairies</text:span> that affected and concerned me . <text:s/>( ) <text:s/>( ) <text:s/><text:span text:style-name="T1">A 2016 Exhibition in Virden Manitoba was an opportunity to see my art resonating with a community. </text:span></text:p>
      <text:p text:style-name="P3"><text:tab/>In final year I transformed a large body of rejected children's art from the three years I had directed a rural Art Program as Summer Assistant with the MidWest Arts Centre, by drawing into their works.<text:span text:style-name="T6">()</text:span> <text:s/>I am inspired by the impetus and problem-solving displayed by young artists and draw from it myself. <text:s/>It was in this teaching position I learned my <text:span text:style-name="T5">aptitude</text:span> for teaching visual arts for children. <text:s/><text:span text:style-name="T2">As Cathy Mattes of the Art's department Research Assistant I was exposed to the administrative side including curating offices, managing data base of art vault and assisting organizing Walk With Our Sisters installation. <text:s/></text:span></text:p>
      <text:p text:style-name="P3"><text:tab/>I <text:span text:style-name="T5">furthered</text:span> my interest in the local, the dejected and rejected in a 99-piece <text:span text:style-name="T5">drawing </text:span>series of the local bus stop <text:span text:style-name="T5">()</text:span> and a make-b<text:span text:style-name="T6">e</text:span>lieve museum exhibit of discarded consumer materials. <text:s/>In the summer, I create<text:span text:style-name="T3">d</text:span> a collaborative show <text:span text:style-name="T3">at the artist-run centre the LAG </text:span>using everyday consumer materials to represent the environmental and biological health impacts of a lifetime of consuming. <text:s/><text:span text:style-name="T3">The life-size sculpture Atlas along with my drawing ( ) was selected to be included in the show. <text:s/>The </text:span>Questions that plague me are the value of art to the community and galleries, <text:s/><text:span text:style-name="T5">rejected</text:span> art, <text:span text:style-name="T2">art as a consumed mass-produced consumable object, and </text:span>art that becomes landfill. <text:s/></text:p>
      <text:p text:style-name="P2"><text:tab/>Since moving to Montreal I have been <text:span text:style-name="T5">preoccupied</text:span> with surroundings and <text:span text:style-name="T5">capturing</text:span> light on surfaces. <text:s/>() My conceptual interest lies in rejected materials, authenticity and tourism. <text:s/>I believe waste products are <text:span text:style-name="T2">telling portrait of society, the authentic image that comes after an ad, and tourism is a visual representation of the desired escape. <text:s/>In my experiences in Israel and Montreal, trying to find communities to contribute in, rather than being a spectator, trying to get past the advertised images and find “authentic” community relates to my personal goals. <text:s/>Concordia is the critical contemporary art community, backed with strong foundational historical awareness, that I want to become of and contribute to. <text:s/>I would use the MFA to create a series of large, multi-media paintings utilizing images from Montreal-related tourism, advertising to question concepts of community, identity and authenticity. <text:s/>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9:49:29.398000000</meta:creation-date>
    <dc:date>2016-12-17T16:20:37.524000000</dc:date>
    <meta:editing-duration>P3DT5H42M57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9" meta:word-count="644" meta:character-count="4084" meta:non-whitespace-character-count="3407"/>
  </office:meta>
</office:document-meta>
</file>